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setFlag</text:p>
          </table:table-cell>
          <table:table-cell/>
          <table:table-cell office:value-type="string" calcext:value-type="string">
            <text:p>(Context-Objects#set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Void</text:p>
          </table:table-cell>
          <table:table-cell/>
          <table:table-cell office:value-type="string" calcext:value-type="string">
            <text:p>Equivalent to calling addFlag(key,"true"). </text:p>
          </table:table-cell>
          <table:table-cell table:number-columns-repeated="16372"/>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noticeably cute.</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table:table-cell table:content-validation-name="val4"/>
          <table:table-cell table:number-columns-repeated="16377"/>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table:table-cell office:value-type="string" calcext:value-type="string">
            <text:p>(Context-Objects#islactat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office:value-type="string" calcext:value-type="string">
            <text:p>Returns true if the PC is lactating.</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um</text:p>
          </table:table-cell>
          <table:table-cell/>
          <table:table-cell office:value-type="string" calcext:value-type="string">
            <text:p>(Context-Objects#ismum-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table:table-cell office:value-type="string" calcext:value-type="string">
            <text:p>(Context-Objects#getbabies-collection-baby)</text:p>
          </table:table-cell>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table-cell office:value-type="string" calcext:value-type="string">
            <text:p>(Context-Objects#isonpil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table-cell office:value-type="string" calcext:value-type="string">
            <text:p>(Context-Objects#isrisk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table-cell office:value-type="string" calcext:value-type="string">
            <text:p>(Context-Objects#issaf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table-cell office:value-type="string" calcext:value-type="string">
            <text:p>(Context-Objects#issingl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table-cell office:value-type="string" calcext:value-type="string">
            <text:p>(Context-Objects#ismarri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table-cell office:value-type="string" calcext:value-type="string">
            <text:p>(Context-Objects#islivingwithpartn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table-cell office:value-type="string" calcext:value-type="string">
            <text:p>(Context-Objects#isskillmaxedstr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table-cell office:value-type="string" calcext:value-type="string">
            <text:p>(Context-Objects#is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table-cell office:value-type="string" calcext:value-type="string">
            <text:p>(Context-Objects#isanal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table-cell office:value-type="string" calcext:value-type="string">
            <text:p>(Context-Objects#islesbian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table-cell office:value-type="string" calcext:value-type="string">
            <text:p>(Context-Object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dislikesFigure</text:p>
          </table:table-cell>
          <table:table-cell/>
          <table:table-cell office:value-type="string" calcext:value-type="string">
            <text:p>(Context-Objects#di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isAllowedMoreFriends</text:p>
          </table:table-cell>
          <table:table-cell/>
          <table:table-cell office:value-type="string" calcext:value-type="string">
            <text:p>(Context-Objects#isallowedmorefriend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FromList</text:p>
          </table:table-cell>
          <table:table-cell/>
          <table:table-cell office:value-type="string" calcext:value-type="string">
            <text:p>(Context-Objects#pickfromlistlist-string)</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andomly return an entry from an ArrayList.</text:p>
          </table:table-cell>
          <table:table-cell office:value-type="string" calcext:value-type="string">
            <text:p>List</text:p>
          </table:table-cell>
          <table:table-cell office:value-type="string" calcext:value-type="string">
            <text:p>String</text:p>
          </table:table-cell>
          <table:table-cell table:number-columns-repeated="16374"/>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Add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ll post sex flags from the current scen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8">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number-rows-repeated="1048533">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table:content-validation-name="val10" office:value-type="string" calcext:value-type="string">
            <text:p>SUB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office:forms form:automatic-focus="false" form:apply-design-mode="false"/>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lothing</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onfiguration</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Data</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Employment</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nj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FemaleNPC</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lag</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Home</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MaleNPC</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ex</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Stres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row table:style-name="ro2">
          <table:table-cell table:number-columns-repeated="3"/>
          <table:table-cell office:value-type="string" calcext:value-type="string">
            <text:p>Willpower</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D4:Lookups.D2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4">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1-14T17:37:54.620000000</dc:date>
    <meta:editing-duration>P11DT38M12S</meta:editing-duration>
    <meta:editing-cycles>139</meta:editing-cycles>
    <meta:generator>LibreOffice/7.6.2.1$Windows_X86_64 LibreOffice_project/56f7684011345957bbf33a7ee678afaf4d2ba333</meta:generator>
    <meta:document-statistic meta:table-count="7" meta:cell-count="2989" meta:object-count="0"/>
  </office:meta>
</office:document-meta>
</file>